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70dd"/>
    </style:style>
    <style:style style:name="P2" style:family="paragraph" style:parent-style-name="Standard">
      <style:paragraph-properties fo:text-align="end" style:justify-single-word="false"/>
      <style:text-properties officeooo:paragraph-rsid="001e70dd"/>
    </style:style>
    <style:style style:name="P3" style:family="paragraph" style:parent-style-name="Standard">
      <style:paragraph-properties fo:text-align="center" style:justify-single-word="false"/>
      <style:text-properties fo:font-size="16pt" officeooo:paragraph-rsid="001e70dd" style:font-size-asian="16pt" style:font-size-complex="16pt"/>
    </style:style>
    <style:style style:name="P4" style:family="paragraph" style:parent-style-name="Standard">
      <style:text-properties fo:font-size="16pt" officeooo:paragraph-rsid="001e70dd" style:font-size-asian="16pt" style:font-size-complex="16pt"/>
    </style:style>
    <style:style style:name="P5" style:family="paragraph" style:parent-style-name="Standard">
      <style:text-properties officeooo:paragraph-rsid="001e70dd"/>
    </style:style>
    <style:style style:name="P6" style:family="paragraph" style:parent-style-name="Standard">
      <style:text-properties fo:language="en" fo:country="US" officeooo:paragraph-rsid="002c6a5a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208a55" officeooo:paragraph-rsid="00208a55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2c6a5a"/>
    </style:style>
    <style:style style:name="P9" style:family="paragraph" style:parent-style-name="Standard" style:master-page-name="Standard">
      <style:paragraph-properties fo:margin-left="0cm" fo:margin-right="0.134cm" fo:line-height="115%" fo:text-align="center" style:justify-single-word="false" fo:text-indent="0cm" style:auto-text-indent="false" style:page-number="auto"/>
      <style:text-properties fo:font-size="14pt" officeooo:paragraph-rsid="001e70dd" style:font-size-asian="14pt" style:font-size-complex="14pt"/>
    </style:style>
    <style:style style:name="P10" style:family="paragraph" style:parent-style-name="Standard">
      <style:paragraph-properties fo:margin-left="0cm" fo:margin-right="0.134cm" fo:line-height="115%" fo:text-align="center" style:justify-single-word="false" fo:text-indent="0cm" style:auto-text-indent="false"/>
      <style:text-properties fo:font-size="14pt" officeooo:paragraph-rsid="001e70dd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208a55" officeooo:paragraph-rsid="00208a55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ourier New" fo:language="en" fo:country="US" officeooo:paragraph-rsid="002c6a5a" style:font-name-complex="Courier New2"/>
    </style:style>
    <style:style style:name="P13" style:family="paragraph" style:parent-style-name="Standard">
      <style:text-properties fo:language="en" fo:country="US" officeooo:paragraph-rsid="002c6a5a"/>
    </style:style>
    <style:style style:name="P14" style:family="paragraph" style:parent-style-name="List_20_Paragraph" style:list-style-name="WWNum14">
      <style:text-properties officeooo:paragraph-rsid="002c6a5a"/>
    </style:style>
    <style:style style:name="P15" style:family="paragraph" style:parent-style-name="List_20_Paragraph" style:list-style-name="WWNum22">
      <style:text-properties fo:language="en" fo:country="US" officeooo:paragraph-rsid="002c6a5a"/>
    </style:style>
    <style:style style:name="P16" style:family="paragraph" style:parent-style-name="List_20_Paragraph" style:list-style-name="WWNum23">
      <style:text-properties officeooo:paragraph-rsid="002c6a5a"/>
    </style:style>
    <style:style style:name="P17" style:family="paragraph" style:parent-style-name="List_20_Paragraph" style:list-style-name="WWNum23">
      <style:text-properties fo:font-size="12pt" fo:language="en" fo:country="US" fo:font-weight="normal" officeooo:paragraph-rsid="002c6a5a" style:font-size-asian="10.5pt" style:font-weight-asian="normal" style:font-size-complex="12pt" style:font-weight-complex="normal"/>
    </style:style>
    <style:style style:name="P18" style:family="paragraph" style:parent-style-name="List_20_Paragraph">
      <style:text-properties fo:font-size="12pt" fo:language="en" fo:country="US" fo:font-weight="normal" officeooo:paragraph-rsid="002c6a5a" style:font-size-asian="10.5pt" style:font-weight-asian="normal" style:font-size-complex="12pt" style:font-weight-complex="normal"/>
    </style:style>
    <style:style style:name="P19" style:family="paragraph" style:parent-style-name="List_20_Paragraph" style:list-style-name="WWNum2">
      <style:paragraph-properties fo:margin-left="0cm" fo:margin-right="0cm" fo:text-indent="0cm" style:auto-text-indent="false"/>
      <style:text-properties officeooo:paragraph-rsid="001ec4c8"/>
    </style:style>
    <style:style style:name="P20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2pt" fo:language="en" fo:country="US" fo:font-weight="bold" officeooo:rsid="003940b9" officeooo:paragraph-rsid="002cffed" style:font-size-asian="12pt" style:font-weight-asian="bold" style:font-size-complex="12pt" style:font-weight-complex="bold"/>
    </style:style>
    <style:style style:name="P21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2pt" fo:language="en" fo:country="US" fo:font-weight="bold" officeooo:rsid="002de2d9" officeooo:paragraph-rsid="002de2d9" style:font-size-asian="12pt" style:font-weight-asian="bold" style:font-size-complex="12pt" style:font-weight-complex="bold"/>
    </style:style>
    <style:style style:name="P2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0pt" fo:language="en" fo:country="US" fo:font-weight="normal" officeooo:rsid="002de2d9" officeooo:paragraph-rsid="002de2d9" style:font-size-asian="8.75pt" style:font-weight-asian="normal" style:font-size-complex="10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2c6a5a" style:font-size-asian="16pt" style:font-size-complex="16pt"/>
    </style:style>
    <style:style style:name="T3" style:family="text">
      <style:text-properties officeooo:rsid="001e70dd"/>
    </style:style>
    <style:style style:name="T4" style:family="text">
      <style:text-properties officeooo:rsid="001ec4c8"/>
    </style:style>
    <style:style style:name="T5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осковский Авиационный Институт</text:p>
      <text:p text:style-name="P10">(Национальный Исследовательский Университет)</text:p>
      <text:p text:style-name="P5"/>
      <text:p text:style-name="P5"/>
      <text:p text:style-name="P5"/>
      <text:p text:style-name="P5"/>
      <text:p text:style-name="P5">Кафедра: 806 «Вычислительная математика и программирование»</text:p>
      <text:p text:style-name="P5">Факультет: «Прикладная математика и физика»</text:p>
      <text:p text:style-name="P5">Дисциплина: «Объектно-ориентированное программирование» 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Лабораторная работа №</text:span><text:span text:style-name="T2">5</text:span><text:span text:style-name="T1">.</text:span></text:p>
      <text:p text:style-name="P1"><text:span text:style-name="T1">Тема: «</text:span><text:span text:style-name="T2">Итераторы</text:span><text:span text:style-name="T1">»</text:span></text:p>
      <text:p text:style-name="P3"/>
      <text:p text:style-name="P4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Группа: 8О-<text:span text:style-name="T3">4</text:span>0<text:span text:style-name="T3">8</text:span>Б</text:p>
      <text:p text:style-name="P2">Студент: <text:span text:style-name="T3">Забарин Никита Игоревич</text:span></text:p>
      <text:p text:style-name="P2">Преподаватель: Поповкин Александр Викторович</text:p>
      <text:p text:style-name="P2">Вариант: №2<text:span text:style-name="T4">6</text:span></text:p>
      <text:p text:style-name="P2"/>
      <text:p text:style-name="P2"/>
      <text:p text:style-name="P1">Москва</text:p>
      <text:p text:style-name="P1">201<text:span text:style-name="T3">7</text:span><text:bookmark text:name="_Toc427828971"/></text:p>
      <text:p text:style-name="P7"><text:soft-page-break/>Цель работы </text:p>
      <text:p text:style-name="P8">Целью лабораторной работы является:</text:p>
      <text:list xml:id="list4963471981189885522" text:style-name="WWNum14">
        <text:list-item>
          <text:p text:style-name="P14">Закрепление навыков работы с шаблонами классов.</text:p>
        </text:list-item>
        <text:list-item>
          <text:p text:style-name="P14">Построение итераторов для динамических структур данных.</text:p>
        </text:list-item>
      </text:list>
      <text:list xml:id="list5812127441620270707" text:style-name="WWNum2">
        <text:list-header>
          <text:p text:style-name="P19"/>
        </text:list-header>
      </text:list>
      <text:p text:style-name="P7">Задание </text:p>
      <text:p text:style-name="P8">Используя структуры данных, разработанные для предыдущей лабораторной работы спроектировать и разработать Итератор для динамической структуры данных.</text:p>
      <text:p text:style-name="P8"/>
      <text:p text:style-name="P8">Итератор должен быть разработан в виде шаблона и должен уметь работать со всеми типами фигур, согласно варианту задания.</text:p>
      <text:p text:style-name="P6"/>
      <text:p text:style-name="P8"><text:span text:style-name="T5">Итератор должен позволять использовать структуру данных в операторах типа for. </text:span>Например:</text:p>
      <text:p text:style-name="P12">for(auto i : stack) <text:s/>std::cout &lt;&lt; *i &lt;&lt; std::endl;</text:p>
      <text:p text:style-name="P6"/>
      <text:p text:style-name="P6">Нельзя использовать:</text:p>
      <text:list xml:id="list2169627880225712153" text:style-name="WWNum22">
        <text:list-item>
          <text:p text:style-name="P15">Стандартные контейнеры std.</text:p>
        </text:list-item>
      </text:list>
      <text:p text:style-name="P6"/>
      <text:p text:style-name="P8">Программа должна позволять:</text:p>
      <text:list xml:id="list2173542104422465804" text:style-name="WWNum23">
        <text:list-item>
          <text:p text:style-name="P16">Вводить произвольное количество фигур и добавлять их в контейнер.</text:p>
        </text:list-item>
        <text:list-item>
          <text:p text:style-name="P16">Распечатывать содержимое контейнера.</text:p>
        </text:list-item>
        <text:list-item>
          <text:p text:style-name="P17">Удалять фигуры из контейнера.</text:p>
        </text:list-item>
      </text:list>
      <text:p text:style-name="P18"/>
      <text:p text:style-name="P20">Выводы</text:p>
      <text:p text:style-name="P20"/>
      <text:p text:style-name="P21">Листинг</text:p>
      <text:p text:style-name="P22"/>
      <text:p text:style-name="P22">queue_item_impl.cpp:</text:p>
      <text:p text:style-name="P22">template &lt;class T&gt;</text:p>
      <text:p text:style-name="P22">QueueItem&lt;T&gt;::QueueItem(const std::shared_ptr&lt;T&gt;&amp; item)</text:p>
      <text:p text:style-name="P22">{</text:p>
      <text:p text:style-name="P22"><text:tab/>m_item = item;</text:p>
      <text:p text:style-name="P22">}</text:p>
      <text:p text:style-name="P22"/>
      <text:p text:style-name="P22">template &lt;class T&gt;</text:p>
      <text:p text:style-name="P22">void QueueItem&lt;T&gt;::setNext(std::shared_ptr&lt;QueueItem&lt;T&gt;&gt; next)</text:p>
      <text:p text:style-name="P22">{</text:p>
      <text:p text:style-name="P22"><text:tab/>m_next = next;</text:p>
      <text:p text:style-name="P22">}</text:p>
      <text:p text:style-name="P22"/>
      <text:p text:style-name="P22">template &lt;class T&gt;</text:p>
      <text:p text:style-name="P22">std::shared_ptr&lt;QueueItem&lt;T&gt;&gt; QueueItem&lt;T&gt;::getNext()</text:p>
      <text:p text:style-name="P22">{</text:p>
      <text:p text:style-name="P22"><text:tab/>return m_next;</text:p>
      <text:p text:style-name="P22">}</text:p>
      <text:p text:style-name="P22"/>
      <text:p text:style-name="P22">template &lt;class T&gt;</text:p>
      <text:p text:style-name="P22">std::shared_ptr&lt;T&gt; QueueItem&lt;T&gt;::getItem() const</text:p>
      <text:p text:style-name="P22">{</text:p>
      <text:p text:style-name="P22"><text:tab/>return m_item;</text:p>
      <text:p text:style-name="P22">}</text:p>
      <text:p text:style-name="P22"/>
      <text:p text:style-name="P22">trapezoid.h:</text:p>
      <text:p text:style-name="P22">#ifndef TRAPEZOID_H</text:p>
      <text:p text:style-name="P22">#define TRAPEZOID_H</text:p>
      <text:p text:style-name="P22"/>
      <text:p text:style-name="P22">#include &lt;iostream&gt;</text:p>
      <text:p text:style-name="P22"><text:soft-page-break/>#include "figure.h"</text:p>
      <text:p text:style-name="P22"/>
      <text:p text:style-name="P22">class Trapezoid : public Figure</text:p>
      <text:p text:style-name="P22">{</text:p>
      <text:p text:style-name="P22">public:</text:p>
      <text:p text:style-name="P22"><text:tab/>Trapezoid();</text:p>
      <text:p text:style-name="P22"><text:tab/>Trapezoid(std::istream&amp; is);</text:p>
      <text:p text:style-name="P22"/>
      <text:p text:style-name="P22"><text:tab/>void print() const override;</text:p>
      <text:p text:style-name="P22"><text:tab/>double area() const override;</text:p>
      <text:p text:style-name="P22"/>
      <text:p text:style-name="P22"><text:tab/>Trapezoid&amp; operator = (const Trapezoid&amp; other);</text:p>
      <text:p text:style-name="P22"><text:tab/>bool operator == (const Trapezoid&amp; other) const;</text:p>
      <text:p text:style-name="P22"/>
      <text:p text:style-name="P22"><text:tab/>friend std::ostream&amp; operator &lt;&lt; (std::ostream&amp; os, const Trapezoid&amp; trapezoid);</text:p>
      <text:p text:style-name="P22"><text:tab/>friend std::istream&amp; operator &gt;&gt; (std::istream&amp; is, Trapezoid&amp; trapezoid);</text:p>
      <text:p text:style-name="P22"/>
      <text:p text:style-name="P22">private:</text:p>
      <text:p text:style-name="P22"><text:tab/>double m_sideA;</text:p>
      <text:p text:style-name="P22"><text:tab/>double m_sideB;</text:p>
      <text:p text:style-name="P22"><text:tab/>double m_height;</text:p>
      <text:p text:style-name="P22">};</text:p>
      <text:p text:style-name="P22"/>
      <text:p text:style-name="P22">#endif</text:p>
      <text:p text:style-name="P22"/>
      <text:p text:style-name="P22">queue_item.h:</text:p>
      <text:p text:style-name="P22">#ifndef QUEUE_ITEM_H</text:p>
      <text:p text:style-name="P22">#define QUEUE_ITEM_H</text:p>
      <text:p text:style-name="P22"/>
      <text:p text:style-name="P22">#include &lt;memory&gt;</text:p>
      <text:p text:style-name="P22"/>
      <text:p text:style-name="P22">template &lt;class T&gt;</text:p>
      <text:p text:style-name="P22">class QueueItem</text:p>
      <text:p text:style-name="P22">{</text:p>
      <text:p text:style-name="P22">public:</text:p>
      <text:p text:style-name="P22"><text:tab/>QueueItem(const std::shared_ptr&lt;T&gt;&amp; item);</text:p>
      <text:p text:style-name="P22"/>
      <text:p text:style-name="P22"><text:tab/>void setNext(std::shared_ptr&lt;QueueItem&lt;T&gt;&gt; next);</text:p>
      <text:p text:style-name="P22"><text:tab/>std::shared_ptr&lt;QueueItem&lt;T&gt;&gt; getNext();</text:p>
      <text:p text:style-name="P22"><text:tab/>std::shared_ptr&lt;T&gt; getItem() const;</text:p>
      <text:p text:style-name="P22"/>
      <text:p text:style-name="P22">private:</text:p>
      <text:p text:style-name="P22"><text:tab/>std::shared_ptr&lt;T&gt; m_item;</text:p>
      <text:p text:style-name="P22"><text:tab/>std::shared_ptr&lt;QueueItem&lt;T&gt;&gt; m_next;</text:p>
      <text:p text:style-name="P22">};</text:p>
      <text:p text:style-name="P22"/>
      <text:p text:style-name="P22">#include "queue_item_impl.cpp"</text:p>
      <text:p text:style-name="P22"/>
      <text:p text:style-name="P22">#endif</text:p>
      <text:p text:style-name="P22"/>
      <text:p text:style-name="P22">square.h:</text:p>
      <text:p text:style-name="P22">#ifndef SQUARE_H</text:p>
      <text:p text:style-name="P22">#define SQUARE_H</text:p>
      <text:p text:style-name="P22"/>
      <text:p text:style-name="P22">#include &lt;iostream&gt;</text:p>
      <text:p text:style-name="P22">#include "figure.h"</text:p>
      <text:p text:style-name="P22"/>
      <text:p text:style-name="P22">class Square : public Figure</text:p>
      <text:p text:style-name="P22">{</text:p>
      <text:p text:style-name="P22">public:</text:p>
      <text:p text:style-name="P22"><text:tab/>Square();</text:p>
      <text:p text:style-name="P22"><text:tab/>Square(std::istream&amp; is);</text:p>
      <text:p text:style-name="P22"/>
      <text:p text:style-name="P22"><text:soft-page-break/><text:tab/>void print() const override;</text:p>
      <text:p text:style-name="P22"><text:tab/>double area() const override;</text:p>
      <text:p text:style-name="P22"/>
      <text:p text:style-name="P22"><text:tab/>Square&amp; operator = (const Square&amp; other);</text:p>
      <text:p text:style-name="P22"><text:tab/>bool operator == (const Square&amp; other) const;</text:p>
      <text:p text:style-name="P22"/>
      <text:p text:style-name="P22"><text:tab/>friend std::ostream&amp; operator &lt;&lt; (std::ostream&amp; os, const Square&amp; square);</text:p>
      <text:p text:style-name="P22"><text:tab/>friend std::istream&amp; operator &gt;&gt; (std::istream&amp; is, Square&amp; square);</text:p>
      <text:p text:style-name="P22"/>
      <text:p text:style-name="P22">private:</text:p>
      <text:p text:style-name="P22"><text:tab/>double m_side;</text:p>
      <text:p text:style-name="P22">};</text:p>
      <text:p text:style-name="P22"/>
      <text:p text:style-name="P22">#endif</text:p>
      <text:p text:style-name="P22"/>
      <text:p text:style-name="P22">trapezoid.cpp:</text:p>
      <text:p text:style-name="P22">#include "trapezoid.h"</text:p>
      <text:p text:style-name="P22"/>
      <text:p text:style-name="P22">Trapezoid::Trapezoid()</text:p>
      <text:p text:style-name="P22">{</text:p>
      <text:p text:style-name="P22"><text:tab/>m_sideA = 0.0;</text:p>
      <text:p text:style-name="P22"><text:tab/>m_sideB = 0.0;</text:p>
      <text:p text:style-name="P22"><text:tab/>m_height = 0.0;</text:p>
      <text:p text:style-name="P22">}</text:p>
      <text:p text:style-name="P22"/>
      <text:p text:style-name="P22">Trapezoid::Trapezoid(std::istream&amp; is)</text:p>
      <text:p text:style-name="P22">{</text:p>
      <text:p text:style-name="P22"><text:tab/>is &gt;&gt; *this;</text:p>
      <text:p text:style-name="P22">}</text:p>
      <text:p text:style-name="P22"/>
      <text:p text:style-name="P22">void Trapezoid::print() const</text:p>
      <text:p text:style-name="P22">{</text:p>
      <text:p text:style-name="P22"><text:tab/>std::cout &lt;&lt; *this;</text:p>
      <text:p text:style-name="P22">}</text:p>
      <text:p text:style-name="P22"/>
      <text:p text:style-name="P22">double Trapezoid::area() const</text:p>
      <text:p text:style-name="P22">{</text:p>
      <text:p text:style-name="P22"><text:tab/>return m_height * (m_sideA + m_sideB) / 2.0;</text:p>
      <text:p text:style-name="P22">}</text:p>
      <text:p text:style-name="P22"/>
      <text:p text:style-name="P22">Trapezoid&amp; Trapezoid::operator = (const Trapezoid&amp; other)</text:p>
      <text:p text:style-name="P22">{</text:p>
      <text:p text:style-name="P22"><text:tab/>if (&amp;other == this)</text:p>
      <text:p text:style-name="P22"><text:tab/><text:tab/>return *this;</text:p>
      <text:p text:style-name="P22"/>
      <text:p text:style-name="P22"><text:tab/>m_sideA = other.m_sideA;</text:p>
      <text:p text:style-name="P22"><text:tab/>m_sideB = other.m_sideB;</text:p>
      <text:p text:style-name="P22"><text:tab/>m_height = other.m_height;</text:p>
      <text:p text:style-name="P22"/>
      <text:p text:style-name="P22"><text:tab/>return *this;</text:p>
      <text:p text:style-name="P22">}</text:p>
      <text:p text:style-name="P22"/>
      <text:p text:style-name="P22">bool Trapezoid::operator == (const Trapezoid&amp; other) const</text:p>
      <text:p text:style-name="P22">{</text:p>
      <text:p text:style-name="P22"><text:tab/>return m_sideA == other.m_sideA &amp;&amp; m_sideB == other.m_sideB &amp;&amp; m_height == other.m_height;</text:p>
      <text:p text:style-name="P22">}</text:p>
      <text:p text:style-name="P22"/>
      <text:p text:style-name="P22">std::ostream&amp; operator &lt;&lt; (std::ostream&amp; os, const Trapezoid&amp; trapezoid)</text:p>
      <text:p text:style-name="P22">{</text:p>
      <text:p text:style-name="P22"><text:tab/>os &lt;&lt; "================" &lt;&lt; std::endl;</text:p>
      <text:p text:style-name="P22"><text:tab/>os &lt;&lt; "Figure type: trapezoid" &lt;&lt; std::endl;</text:p>
      <text:p text:style-name="P22"><text:tab/>os &lt;&lt; "Side A size: " &lt;&lt; trapezoid.m_sideA &lt;&lt; std::endl;</text:p>
      <text:p text:style-name="P22"><text:tab/>os &lt;&lt; "Side B size: " &lt;&lt; trapezoid.m_sideB &lt;&lt; std::endl;</text:p>
      <text:p text:style-name="P22"><text:soft-page-break/><text:tab/>os &lt;&lt; "Height: " &lt;&lt; trapezoid.m_height &lt;&lt; std::endl;</text:p>
      <text:p text:style-name="P22"/>
      <text:p text:style-name="P22"><text:tab/>return os;</text:p>
      <text:p text:style-name="P22">}</text:p>
      <text:p text:style-name="P22"/>
      <text:p text:style-name="P22">std::istream&amp; operator &gt;&gt; (std::istream&amp; is, Trapezoid&amp; trapezoid)</text:p>
      <text:p text:style-name="P22">{</text:p>
      <text:p text:style-name="P22"><text:tab/>std::cout &lt;&lt; "================" &lt;&lt; std::endl;</text:p>
      <text:p text:style-name="P22"><text:tab/>std::cout &lt;&lt; "Enter side A: ";</text:p>
      <text:p text:style-name="P22"><text:tab/>is &gt;&gt; trapezoid.m_sideA;</text:p>
      <text:p text:style-name="P22"><text:tab/>std::cout &lt;&lt; "Enter side B: ";</text:p>
      <text:p text:style-name="P22"><text:tab/>is &gt;&gt; trapezoid.m_sideB;</text:p>
      <text:p text:style-name="P22"><text:tab/>std::cout &lt;&lt; "Enter height: ";</text:p>
      <text:p text:style-name="P22"><text:tab/>is &gt;&gt; trapezoid.m_height;</text:p>
      <text:p text:style-name="P22"/>
      <text:p text:style-name="P22"><text:tab/>return is;</text:p>
      <text:p text:style-name="P22">}</text:p>
      <text:p text:style-name="P22"/>
      <text:p text:style-name="P22">rectangle.h:</text:p>
      <text:p text:style-name="P22">#ifndef RECTANGLE_H</text:p>
      <text:p text:style-name="P22">#define RECTANGLE_H</text:p>
      <text:p text:style-name="P22"/>
      <text:p text:style-name="P22">#include &lt;iostream&gt;</text:p>
      <text:p text:style-name="P22">#include "figure.h"</text:p>
      <text:p text:style-name="P22"/>
      <text:p text:style-name="P22">class Rectangle : public Figure</text:p>
      <text:p text:style-name="P22">{</text:p>
      <text:p text:style-name="P22">public:</text:p>
      <text:p text:style-name="P22"><text:tab/>Rectangle();</text:p>
      <text:p text:style-name="P22"><text:tab/>Rectangle(std::istream&amp; is);</text:p>
      <text:p text:style-name="P22"/>
      <text:p text:style-name="P22"><text:tab/>void print() const override;</text:p>
      <text:p text:style-name="P22"><text:tab/>double area() const override;</text:p>
      <text:p text:style-name="P22"/>
      <text:p text:style-name="P22"><text:tab/>Rectangle&amp; operator = (const Rectangle&amp; other);</text:p>
      <text:p text:style-name="P22"><text:tab/>bool operator == (const Rectangle&amp; other) const;</text:p>
      <text:p text:style-name="P22"/>
      <text:p text:style-name="P22"><text:tab/>friend std::ostream&amp; operator &lt;&lt; (std::ostream&amp; os, const Rectangle&amp; rectangle);</text:p>
      <text:p text:style-name="P22"><text:tab/>friend std::istream&amp; operator &gt;&gt; (std::istream&amp; is, Rectangle&amp; rectangle);</text:p>
      <text:p text:style-name="P22"/>
      <text:p text:style-name="P22">private:</text:p>
      <text:p text:style-name="P22"><text:tab/>double m_sideA;</text:p>
      <text:p text:style-name="P22"><text:tab/>double m_sideB;</text:p>
      <text:p text:style-name="P22">};</text:p>
      <text:p text:style-name="P22"/>
      <text:p text:style-name="P22">#endif</text:p>
      <text:p text:style-name="P22"/>
      <text:p text:style-name="P22">queue_impl.cpp:</text:p>
      <text:p text:style-name="P22">template &lt;class T&gt;</text:p>
      <text:p text:style-name="P22">Queue&lt;T&gt;::Queue()</text:p>
      <text:p text:style-name="P22">{</text:p>
      <text:p text:style-name="P22"><text:tab/>m_size = 0;</text:p>
      <text:p text:style-name="P22">}</text:p>
      <text:p text:style-name="P22"/>
      <text:p text:style-name="P22">template &lt;class T&gt;</text:p>
      <text:p text:style-name="P22">Queue&lt;T&gt;::~Queue()</text:p>
      <text:p text:style-name="P22">{</text:p>
      <text:p text:style-name="P22"><text:tab/>while (size() &gt; 0)</text:p>
      <text:p text:style-name="P22"><text:tab/><text:tab/>pop();</text:p>
      <text:p text:style-name="P22">}</text:p>
      <text:p text:style-name="P22"/>
      <text:p text:style-name="P22">template &lt;class T&gt;</text:p>
      <text:p text:style-name="P22">void Queue&lt;T&gt;::push(const std::shared_ptr&lt;T&gt;&amp; item)</text:p>
      <text:p text:style-name="P22"><text:soft-page-break/>{</text:p>
      <text:p text:style-name="P22"><text:tab/>std::shared_ptr&lt;QueueItem&lt;T&gt;&gt; itemPtr = std::make_shared&lt;QueueItem&lt;T&gt;&gt;(item);</text:p>
      <text:p text:style-name="P22"/>
      <text:p text:style-name="P22"><text:tab/>if (m_size == 0)</text:p>
      <text:p text:style-name="P22"><text:tab/>{</text:p>
      <text:p text:style-name="P22"><text:tab/><text:tab/>m_front = itemPtr;</text:p>
      <text:p text:style-name="P22"><text:tab/><text:tab/>m_end = m_front;</text:p>
      <text:p text:style-name="P22"><text:tab/>}</text:p>
      <text:p text:style-name="P22"><text:tab/>else</text:p>
      <text:p text:style-name="P22"><text:tab/>{</text:p>
      <text:p text:style-name="P22"><text:tab/><text:tab/>m_end-&gt;setNext(itemPtr);</text:p>
      <text:p text:style-name="P22"><text:tab/><text:tab/>m_end = itemPtr;</text:p>
      <text:p text:style-name="P22"><text:tab/>}</text:p>
      <text:p text:style-name="P22"/>
      <text:p text:style-name="P22"><text:tab/>++m_size;</text:p>
      <text:p text:style-name="P22">}</text:p>
      <text:p text:style-name="P22"/>
      <text:p text:style-name="P22">template &lt;class T&gt;</text:p>
      <text:p text:style-name="P22">void Queue&lt;T&gt;::pop()</text:p>
      <text:p text:style-name="P22">{</text:p>
      <text:p text:style-name="P22"><text:tab/>if (m_size == 1)</text:p>
      <text:p text:style-name="P22"><text:tab/>{</text:p>
      <text:p text:style-name="P22"><text:tab/><text:tab/>m_front = nullptr;</text:p>
      <text:p text:style-name="P22"><text:tab/><text:tab/>m_end = nullptr;</text:p>
      <text:p text:style-name="P22"><text:tab/>}</text:p>
      <text:p text:style-name="P22"><text:tab/>else</text:p>
      <text:p text:style-name="P22"><text:tab/><text:tab/>m_front = m_front-&gt;getNext();</text:p>
      <text:p text:style-name="P22"/>
      <text:p text:style-name="P22"><text:tab/>--m_size;</text:p>
      <text:p text:style-name="P22">}</text:p>
      <text:p text:style-name="P22"/>
      <text:p text:style-name="P22">template &lt;class T&gt;</text:p>
      <text:p text:style-name="P22">unsigned int Queue&lt;T&gt;::size() const</text:p>
      <text:p text:style-name="P22">{</text:p>
      <text:p text:style-name="P22"><text:tab/>return m_size;</text:p>
      <text:p text:style-name="P22">}</text:p>
      <text:p text:style-name="P22"/>
      <text:p text:style-name="P22">template &lt;class T&gt;</text:p>
      <text:p text:style-name="P22">std::shared_ptr&lt;T&gt; Queue&lt;T&gt;::front() const</text:p>
      <text:p text:style-name="P22">{</text:p>
      <text:p text:style-name="P22"><text:tab/>return m_front-&gt;getItem();</text:p>
      <text:p text:style-name="P22">}</text:p>
      <text:p text:style-name="P22"/>
      <text:p text:style-name="P22">template &lt;class T&gt;</text:p>
      <text:p text:style-name="P22">Iterator&lt;QueueItem&lt;T&gt;, T&gt; Queue&lt;T&gt;::begin() const</text:p>
      <text:p text:style-name="P22">{</text:p>
      <text:p text:style-name="P22"><text:tab/>return Iterator&lt;QueueItem&lt;T&gt;, T&gt;(m_front);</text:p>
      <text:p text:style-name="P22">}</text:p>
      <text:p text:style-name="P22"/>
      <text:p text:style-name="P22">template &lt;class T&gt;</text:p>
      <text:p text:style-name="P22">Iterator&lt;QueueItem&lt;T&gt;, T&gt; Queue&lt;T&gt;::end() const</text:p>
      <text:p text:style-name="P22">{</text:p>
      <text:p text:style-name="P22"><text:tab/>return Iterator&lt;QueueItem&lt;T&gt;, T&gt;(nullptr);</text:p>
      <text:p text:style-name="P22">}</text:p>
      <text:p text:style-name="P22"/>
      <text:p text:style-name="P22">template &lt;class K&gt;</text:p>
      <text:p text:style-name="P22">std::ostream&amp; operator &lt;&lt; (std::ostream&amp; os, const Queue&lt;K&gt;&amp; queue)</text:p>
      <text:p text:style-name="P22">{</text:p>
      <text:p text:style-name="P22"><text:tab/>if (queue.size() == 0)</text:p>
      <text:p text:style-name="P22"><text:tab/>{</text:p>
      <text:p text:style-name="P22"><text:tab/><text:tab/>os &lt;&lt; "================" &lt;&lt; std::endl;</text:p>
      <text:p text:style-name="P22"><text:tab/><text:tab/>os &lt;&lt; "Queue is empty" &lt;&lt; std::endl;</text:p>
      <text:p text:style-name="P22"><text:tab/>}</text:p>
      <text:p text:style-name="P22"><text:soft-page-break/><text:tab/>else</text:p>
      <text:p text:style-name="P22"><text:tab/><text:tab/>for (std::shared_ptr&lt;K&gt; item : queue)</text:p>
      <text:p text:style-name="P22"><text:tab/><text:tab/><text:tab/>item-&gt;print();</text:p>
      <text:p text:style-name="P22"/>
      <text:p text:style-name="P22"><text:tab/>return os;</text:p>
      <text:p text:style-name="P22">}</text:p>
      <text:p text:style-name="P22"/>
      <text:p text:style-name="P22">figure.h:</text:p>
      <text:p text:style-name="P22">#ifndef FIGURE_H</text:p>
      <text:p text:style-name="P22">#define FIGURE_H</text:p>
      <text:p text:style-name="P22"/>
      <text:p text:style-name="P22">class Figure</text:p>
      <text:p text:style-name="P22">{</text:p>
      <text:p text:style-name="P22">public:</text:p>
      <text:p text:style-name="P22"><text:tab/>virtual ~Figure() {}</text:p>
      <text:p text:style-name="P22"><text:tab/>virtual void print() const = 0;</text:p>
      <text:p text:style-name="P22"><text:tab/>virtual double area() const = 0;</text:p>
      <text:p text:style-name="P22">};</text:p>
      <text:p text:style-name="P22"/>
      <text:p text:style-name="P22">#endif</text:p>
      <text:p text:style-name="P22"/>
      <text:p text:style-name="P22">iterator_impl.cpp:</text:p>
      <text:p text:style-name="P22">template &lt;class N, class T&gt;</text:p>
      <text:p text:style-name="P22">Iterator&lt;N, T&gt;::Iterator(const std::shared_ptr&lt;N&gt;&amp; item)</text:p>
      <text:p text:style-name="P22">{</text:p>
      <text:p text:style-name="P22"><text:tab/>m_item = item;</text:p>
      <text:p text:style-name="P22">}</text:p>
      <text:p text:style-name="P22"/>
      <text:p text:style-name="P22">template &lt;class N, class T&gt;</text:p>
      <text:p text:style-name="P22">std::shared_ptr&lt;T&gt; Iterator&lt;N, T&gt;::operator * ()</text:p>
      <text:p text:style-name="P22">{</text:p>
      <text:p text:style-name="P22"><text:tab/>return m_item-&gt;getItem();</text:p>
      <text:p text:style-name="P22">}</text:p>
      <text:p text:style-name="P22"/>
      <text:p text:style-name="P22">template &lt;class N, class T&gt;</text:p>
      <text:p text:style-name="P22">std::shared_ptr&lt;T&gt; Iterator&lt;N, T&gt;::operator -&gt; ()</text:p>
      <text:p text:style-name="P22">{</text:p>
      <text:p text:style-name="P22"><text:tab/>return m_item-&gt;getItem();</text:p>
      <text:p text:style-name="P22">}</text:p>
      <text:p text:style-name="P22"/>
      <text:p text:style-name="P22">template &lt;class N, class T&gt;</text:p>
      <text:p text:style-name="P22">Iterator&lt;N, T&gt; Iterator&lt;N, T&gt;::operator ++ ()</text:p>
      <text:p text:style-name="P22">{</text:p>
      <text:p text:style-name="P22"><text:tab/>m_item = m_item-&gt;getNext();</text:p>
      <text:p text:style-name="P22"/>
      <text:p text:style-name="P22"><text:tab/>return *this;</text:p>
      <text:p text:style-name="P22">}</text:p>
      <text:p text:style-name="P22"/>
      <text:p text:style-name="P22">template &lt;class N, class T&gt;</text:p>
      <text:p text:style-name="P22">Iterator&lt;N, T&gt; Iterator&lt;N, T&gt;::operator ++ (int index)</text:p>
      <text:p text:style-name="P22">{</text:p>
      <text:p text:style-name="P22"><text:tab/>Iterator tmp(m_item);</text:p>
      <text:p text:style-name="P22"/>
      <text:p text:style-name="P22"><text:tab/>m_item = m_item-&gt;getNext();</text:p>
      <text:p text:style-name="P22"/>
      <text:p text:style-name="P22"><text:tab/>return tmp;</text:p>
      <text:p text:style-name="P22">}</text:p>
      <text:p text:style-name="P22"/>
      <text:p text:style-name="P22">template &lt;class N, class T&gt;</text:p>
      <text:p text:style-name="P22">bool Iterator&lt;N, T&gt;::operator == (const Iterator&amp; other) const</text:p>
      <text:p text:style-name="P22">{</text:p>
      <text:p text:style-name="P22"><text:tab/>return m_item == other.m_item;</text:p>
      <text:p text:style-name="P22">}</text:p>
      <text:p text:style-name="P22"><text:soft-page-break/></text:p>
      <text:p text:style-name="P22">template &lt;class N, class T&gt;</text:p>
      <text:p text:style-name="P22">bool Iterator&lt;N, T&gt;::operator != (const Iterator&amp; other) const</text:p>
      <text:p text:style-name="P22">{</text:p>
      <text:p text:style-name="P22"><text:tab/>return !(*this == other);</text:p>
      <text:p text:style-name="P22">}</text:p>
      <text:p text:style-name="P22"/>
      <text:p text:style-name="P22">queue.h:</text:p>
      <text:p text:style-name="P22">#ifndef QUEUE_H</text:p>
      <text:p text:style-name="P22">#define QUEUE_H</text:p>
      <text:p text:style-name="P22"/>
      <text:p text:style-name="P22">#include &lt;iostream&gt;</text:p>
      <text:p text:style-name="P22">#include "queue_item.h"</text:p>
      <text:p text:style-name="P22">#include "iterator.h"</text:p>
      <text:p text:style-name="P22"/>
      <text:p text:style-name="P22">template &lt;class T&gt;</text:p>
      <text:p text:style-name="P22">class Queue</text:p>
      <text:p text:style-name="P22">{</text:p>
      <text:p text:style-name="P22">public:</text:p>
      <text:p text:style-name="P22"><text:tab/>Queue();</text:p>
      <text:p text:style-name="P22"><text:tab/>~Queue();</text:p>
      <text:p text:style-name="P22"/>
      <text:p text:style-name="P22"><text:tab/>void push(const std::shared_ptr&lt;T&gt;&amp; item);</text:p>
      <text:p text:style-name="P22"><text:tab/>void pop();</text:p>
      <text:p text:style-name="P22"><text:tab/>unsigned int size() const;</text:p>
      <text:p text:style-name="P22"><text:tab/>std::shared_ptr&lt;T&gt; front() const;</text:p>
      <text:p text:style-name="P22"/>
      <text:p text:style-name="P22"><text:tab/>Iterator&lt;QueueItem&lt;T&gt;, T&gt; begin() const;</text:p>
      <text:p text:style-name="P22"><text:tab/>Iterator&lt;QueueItem&lt;T&gt;, T&gt; end() const;</text:p>
      <text:p text:style-name="P22"/>
      <text:p text:style-name="P22"><text:tab/>template &lt;class K&gt;</text:p>
      <text:p text:style-name="P22"><text:tab/>friend std::ostream&amp; operator &lt;&lt; (std::ostream&amp; os, const Queue&lt;K&gt;&amp; queue);</text:p>
      <text:p text:style-name="P22"/>
      <text:p text:style-name="P22">private:</text:p>
      <text:p text:style-name="P22"><text:tab/>std::shared_ptr&lt;QueueItem&lt;T&gt;&gt; m_front;</text:p>
      <text:p text:style-name="P22"><text:tab/>std::shared_ptr&lt;QueueItem&lt;T&gt;&gt; m_end;</text:p>
      <text:p text:style-name="P22"><text:tab/>unsigned int m_size;</text:p>
      <text:p text:style-name="P22">};</text:p>
      <text:p text:style-name="P22"/>
      <text:p text:style-name="P22">#include "queue_impl.cpp"</text:p>
      <text:p text:style-name="P22"/>
      <text:p text:style-name="P22">#endif</text:p>
      <text:p text:style-name="P22"/>
      <text:p text:style-name="P22">square.cpp:</text:p>
      <text:p text:style-name="P22">#include "square.h"</text:p>
      <text:p text:style-name="P22"/>
      <text:p text:style-name="P22">Square::Square()</text:p>
      <text:p text:style-name="P22">{</text:p>
      <text:p text:style-name="P22"><text:tab/>m_side = 0.0;</text:p>
      <text:p text:style-name="P22">}</text:p>
      <text:p text:style-name="P22"/>
      <text:p text:style-name="P22">Square::Square(std::istream&amp; is)</text:p>
      <text:p text:style-name="P22">{</text:p>
      <text:p text:style-name="P22"><text:tab/>is &gt;&gt; *this;</text:p>
      <text:p text:style-name="P22">}</text:p>
      <text:p text:style-name="P22"/>
      <text:p text:style-name="P22">void Square::print() const</text:p>
      <text:p text:style-name="P22">{</text:p>
      <text:p text:style-name="P22"><text:tab/>std::cout &lt;&lt; *this;</text:p>
      <text:p text:style-name="P22">}</text:p>
      <text:p text:style-name="P22"/>
      <text:p text:style-name="P22">double Square::area() const</text:p>
      <text:p text:style-name="P22">{</text:p>
      <text:p text:style-name="P22"><text:soft-page-break/><text:tab/>return m_side * m_side;</text:p>
      <text:p text:style-name="P22">}</text:p>
      <text:p text:style-name="P22"/>
      <text:p text:style-name="P22">Square&amp; Square::operator = (const Square&amp; other)</text:p>
      <text:p text:style-name="P22">{</text:p>
      <text:p text:style-name="P22"><text:tab/>if (&amp;other == this)</text:p>
      <text:p text:style-name="P22"><text:tab/><text:tab/>return *this;</text:p>
      <text:p text:style-name="P22"/>
      <text:p text:style-name="P22"><text:tab/>m_side = other.m_side;</text:p>
      <text:p text:style-name="P22"/>
      <text:p text:style-name="P22"><text:tab/>return *this;</text:p>
      <text:p text:style-name="P22">}</text:p>
      <text:p text:style-name="P22"/>
      <text:p text:style-name="P22">bool Square::operator == (const Square&amp; other) const</text:p>
      <text:p text:style-name="P22">{</text:p>
      <text:p text:style-name="P22"><text:tab/>return m_side == other.m_side;</text:p>
      <text:p text:style-name="P22">}</text:p>
      <text:p text:style-name="P22"/>
      <text:p text:style-name="P22">std::ostream&amp; operator &lt;&lt; (std::ostream&amp; os, const Square&amp; square)</text:p>
      <text:p text:style-name="P22">{</text:p>
      <text:p text:style-name="P22"><text:tab/>os &lt;&lt; "================" &lt;&lt; std::endl;</text:p>
      <text:p text:style-name="P22"><text:tab/>os &lt;&lt; "Figure type: square" &lt;&lt; std::endl;</text:p>
      <text:p text:style-name="P22"><text:tab/>os &lt;&lt; "Side size: " &lt;&lt; square.m_side &lt;&lt; std::endl;</text:p>
      <text:p text:style-name="P22"/>
      <text:p text:style-name="P22"><text:tab/>return os;</text:p>
      <text:p text:style-name="P22">}</text:p>
      <text:p text:style-name="P22"/>
      <text:p text:style-name="P22">std::istream&amp; operator &gt;&gt; (std::istream&amp; is, Square&amp; square)</text:p>
      <text:p text:style-name="P22">{</text:p>
      <text:p text:style-name="P22"><text:tab/>std::cout &lt;&lt; "================" &lt;&lt; std::endl;</text:p>
      <text:p text:style-name="P22"><text:tab/>std::cout &lt;&lt; "Enter side: ";</text:p>
      <text:p text:style-name="P22"><text:tab/>is &gt;&gt; square.m_side;</text:p>
      <text:p text:style-name="P22"/>
      <text:p text:style-name="P22"><text:tab/>return is;</text:p>
      <text:p text:style-name="P22">}</text:p>
      <text:p text:style-name="P22"/>
      <text:p text:style-name="P22">makefile:</text:p>
      <text:p text:style-name="P22">CC = g++</text:p>
      <text:p text:style-name="P22">CFLAGS = -std=c++11 -Wall -Werror -Wno-sign-compare -Wno-unused-result</text:p>
      <text:p text:style-name="P22">FILES = main.cpp square.cpp rectangle.cpp trapezoid.cpp</text:p>
      <text:p text:style-name="P22">PROG = lab5</text:p>
      <text:p text:style-name="P22"/>
      <text:p text:style-name="P22">all:</text:p>
      <text:p text:style-name="P22"><text:tab/>$(CC) $(CFLAGS) -o $(PROG) $(FILES)</text:p>
      <text:p text:style-name="P22"/>
      <text:p text:style-name="P22">clean:</text:p>
      <text:p text:style-name="P22"><text:tab/>rm $(PROG)</text:p>
      <text:p text:style-name="P22"/>
      <text:p text:style-name="P22">main.cpp:</text:p>
      <text:p text:style-name="P22">#include "queue.h"</text:p>
      <text:p text:style-name="P22">#include "square.h"</text:p>
      <text:p text:style-name="P22">#include "rectangle.h"</text:p>
      <text:p text:style-name="P22">#include "trapezoid.h"</text:p>
      <text:p text:style-name="P22"/>
      <text:p text:style-name="P22">int main()</text:p>
      <text:p text:style-name="P22">{</text:p>
      <text:p text:style-name="P22"><text:tab/>unsigned int action;</text:p>
      <text:p text:style-name="P22"><text:tab/>Queue&lt;Figure&gt; q;</text:p>
      <text:p text:style-name="P22"/>
      <text:p text:style-name="P22"><text:tab/>while (true)</text:p>
      <text:p text:style-name="P22"><text:tab/>{</text:p>
      <text:p text:style-name="P22"><text:tab/><text:tab/>std::cout &lt;&lt; "================" &lt;&lt; std::endl;</text:p>
      <text:p text:style-name="P22"><text:tab/><text:tab/>std::cout &lt;&lt; "Menu:" &lt;&lt; std::endl;</text:p>
      <text:p text:style-name="P22"><text:soft-page-break/><text:tab/><text:tab/>std::cout &lt;&lt; "1) Add figure" &lt;&lt; std::endl;</text:p>
      <text:p text:style-name="P22"><text:tab/><text:tab/>std::cout &lt;&lt; "2) Delete figure" &lt;&lt; std::endl;</text:p>
      <text:p text:style-name="P22"><text:tab/><text:tab/>std::cout &lt;&lt; "3) Print" &lt;&lt; std::endl;</text:p>
      <text:p text:style-name="P22"><text:tab/><text:tab/>std::cout &lt;&lt; "0) Quit" &lt;&lt; std::endl;</text:p>
      <text:p text:style-name="P22"><text:tab/><text:tab/>std::cin &gt;&gt; action;</text:p>
      <text:p text:style-name="P22"/>
      <text:p text:style-name="P22"><text:tab/><text:tab/>if (action == 0)</text:p>
      <text:p text:style-name="P22"><text:tab/><text:tab/><text:tab/>break;</text:p>
      <text:p text:style-name="P22"><text:tab/><text:tab/></text:p>
      <text:p text:style-name="P22"><text:tab/><text:tab/>if (action &gt; 3)</text:p>
      <text:p text:style-name="P22"><text:tab/><text:tab/>{</text:p>
      <text:p text:style-name="P22"><text:tab/><text:tab/><text:tab/>std::cout &lt;&lt; "Error: invalid action" &lt;&lt; std::endl;</text:p>
      <text:p text:style-name="P22"/>
      <text:p text:style-name="P22"><text:tab/><text:tab/><text:tab/>continue;</text:p>
      <text:p text:style-name="P22"><text:tab/><text:tab/>}</text:p>
      <text:p text:style-name="P22"/>
      <text:p text:style-name="P22"><text:tab/><text:tab/>switch (action)</text:p>
      <text:p text:style-name="P22"><text:tab/><text:tab/>{</text:p>
      <text:p text:style-name="P22"><text:tab/><text:tab/><text:tab/>case 1:</text:p>
      <text:p text:style-name="P22"><text:tab/><text:tab/><text:tab/>{</text:p>
      <text:p text:style-name="P22"><text:tab/><text:tab/><text:tab/><text:tab/>unsigned int figureType;</text:p>
      <text:p text:style-name="P22"/>
      <text:p text:style-name="P22"><text:tab/><text:tab/><text:tab/><text:tab/>std::cout &lt;&lt; "================" &lt;&lt; std::endl;</text:p>
      <text:p text:style-name="P22"><text:tab/><text:tab/><text:tab/><text:tab/>std::cout &lt;&lt; "1) Square" &lt;&lt; std::endl;</text:p>
      <text:p text:style-name="P22"><text:tab/><text:tab/><text:tab/><text:tab/>std::cout &lt;&lt; "2) Rectangle" &lt;&lt; std::endl;</text:p>
      <text:p text:style-name="P22"><text:tab/><text:tab/><text:tab/><text:tab/>std::cout &lt;&lt; "3) Trapezoid" &lt;&lt; std::endl;</text:p>
      <text:p text:style-name="P22"><text:tab/><text:tab/><text:tab/><text:tab/>std::cout &lt;&lt; "0) Quit" &lt;&lt; std::endl;</text:p>
      <text:p text:style-name="P22"><text:tab/><text:tab/><text:tab/><text:tab/>std::cin &gt;&gt; figureType;</text:p>
      <text:p text:style-name="P22"/>
      <text:p text:style-name="P22"><text:tab/><text:tab/><text:tab/><text:tab/>if (figureType &gt; 0)</text:p>
      <text:p text:style-name="P22"><text:tab/><text:tab/><text:tab/><text:tab/>{</text:p>
      <text:p text:style-name="P22"><text:tab/><text:tab/><text:tab/><text:tab/><text:tab/>if (figureType &gt; 3)</text:p>
      <text:p text:style-name="P22"><text:tab/><text:tab/><text:tab/><text:tab/><text:tab/>{</text:p>
      <text:p text:style-name="P22"><text:tab/><text:tab/><text:tab/><text:tab/><text:tab/><text:tab/>std::cout &lt;&lt; "Error: invalid figure type" &lt;&lt; std::endl;</text:p>
      <text:p text:style-name="P22"/>
      <text:p text:style-name="P22"><text:tab/><text:tab/><text:tab/><text:tab/><text:tab/><text:tab/>continue;</text:p>
      <text:p text:style-name="P22"><text:tab/><text:tab/><text:tab/><text:tab/><text:tab/>}</text:p>
      <text:p text:style-name="P22"/>
      <text:p text:style-name="P22"><text:tab/><text:tab/><text:tab/><text:tab/><text:tab/>switch (figureType)</text:p>
      <text:p text:style-name="P22"><text:tab/><text:tab/><text:tab/><text:tab/><text:tab/>{</text:p>
      <text:p text:style-name="P22"><text:tab/><text:tab/><text:tab/><text:tab/><text:tab/><text:tab/>case 1:</text:p>
      <text:p text:style-name="P22"><text:tab/><text:tab/><text:tab/><text:tab/><text:tab/><text:tab/>{</text:p>
      <text:p text:style-name="P22"><text:tab/><text:tab/><text:tab/><text:tab/><text:tab/><text:tab/><text:tab/>q.push(std::make_shared&lt;Square&gt;(std::cin));</text:p>
      <text:p text:style-name="P22"/>
      <text:p text:style-name="P22"><text:tab/><text:tab/><text:tab/><text:tab/><text:tab/><text:tab/><text:tab/>break;</text:p>
      <text:p text:style-name="P22"><text:tab/><text:tab/><text:tab/><text:tab/><text:tab/><text:tab/>}</text:p>
      <text:p text:style-name="P22"><text:tab/><text:tab/><text:tab/><text:tab/><text:tab/><text:tab/></text:p>
      <text:p text:style-name="P22"><text:tab/><text:tab/><text:tab/><text:tab/><text:tab/><text:tab/>case 2:</text:p>
      <text:p text:style-name="P22"><text:tab/><text:tab/><text:tab/><text:tab/><text:tab/><text:tab/>{</text:p>
      <text:p text:style-name="P22"><text:tab/><text:tab/><text:tab/><text:tab/><text:tab/><text:tab/><text:tab/>q.push(std::make_shared&lt;Rectangle&gt;(std::cin));</text:p>
      <text:p text:style-name="P22"/>
      <text:p text:style-name="P22"><text:tab/><text:tab/><text:tab/><text:tab/><text:tab/><text:tab/><text:tab/>break;</text:p>
      <text:p text:style-name="P22"><text:tab/><text:tab/><text:tab/><text:tab/><text:tab/><text:tab/>}</text:p>
      <text:p text:style-name="P22"/>
      <text:p text:style-name="P22"><text:tab/><text:tab/><text:tab/><text:tab/><text:tab/><text:tab/>case 3:</text:p>
      <text:p text:style-name="P22"><text:tab/><text:tab/><text:tab/><text:tab/><text:tab/><text:tab/>{</text:p>
      <text:p text:style-name="P22"><text:tab/><text:tab/><text:tab/><text:tab/><text:tab/><text:tab/><text:tab/>q.push(std::make_shared&lt;Trapezoid&gt;(std::cin));</text:p>
      <text:p text:style-name="P22"/>
      <text:p text:style-name="P22"><text:tab/><text:tab/><text:tab/><text:tab/><text:tab/><text:tab/><text:tab/>break;</text:p>
      <text:p text:style-name="P22"><text:tab/><text:tab/><text:tab/><text:tab/><text:tab/><text:tab/>}</text:p>
      <text:p text:style-name="P22"><text:tab/><text:tab/><text:tab/><text:tab/><text:tab/>}</text:p>
      <text:p text:style-name="P22"><text:tab/><text:tab/><text:tab/><text:tab/>}</text:p>
      <text:p text:style-name="P22"/>
      <text:p text:style-name="P22"><text:soft-page-break/><text:tab/><text:tab/><text:tab/><text:tab/>break;</text:p>
      <text:p text:style-name="P22"><text:tab/><text:tab/><text:tab/>}</text:p>
      <text:p text:style-name="P22"/>
      <text:p text:style-name="P22"><text:tab/><text:tab/><text:tab/>case 2:</text:p>
      <text:p text:style-name="P22"><text:tab/><text:tab/><text:tab/>{</text:p>
      <text:p text:style-name="P22"><text:tab/><text:tab/><text:tab/><text:tab/>q.pop();</text:p>
      <text:p text:style-name="P22"/>
      <text:p text:style-name="P22"><text:tab/><text:tab/><text:tab/><text:tab/>break;</text:p>
      <text:p text:style-name="P22"><text:tab/><text:tab/><text:tab/>}</text:p>
      <text:p text:style-name="P22"/>
      <text:p text:style-name="P22"><text:tab/><text:tab/><text:tab/>case 3:</text:p>
      <text:p text:style-name="P22"><text:tab/><text:tab/><text:tab/>{</text:p>
      <text:p text:style-name="P22"><text:tab/><text:tab/><text:tab/><text:tab/>std::cout &lt;&lt; q;</text:p>
      <text:p text:style-name="P22"/>
      <text:p text:style-name="P22"><text:tab/><text:tab/><text:tab/><text:tab/>break;</text:p>
      <text:p text:style-name="P22"><text:tab/><text:tab/><text:tab/>}</text:p>
      <text:p text:style-name="P22"><text:tab/><text:tab/>}</text:p>
      <text:p text:style-name="P22"><text:tab/>}</text:p>
      <text:p text:style-name="P22"><text:tab/></text:p>
      <text:p text:style-name="P22"><text:tab/>return 0;</text:p>
      <text:p text:style-name="P22">}</text:p>
      <text:p text:style-name="P22"/>
      <text:p text:style-name="P22">rectangle.cpp:</text:p>
      <text:p text:style-name="P22">#include "rectangle.h"</text:p>
      <text:p text:style-name="P22"/>
      <text:p text:style-name="P22">Rectangle::Rectangle()</text:p>
      <text:p text:style-name="P22">{</text:p>
      <text:p text:style-name="P22"><text:tab/>m_sideA = 0.0;</text:p>
      <text:p text:style-name="P22"><text:tab/>m_sideB = 0.0;</text:p>
      <text:p text:style-name="P22">}</text:p>
      <text:p text:style-name="P22"/>
      <text:p text:style-name="P22">Rectangle::Rectangle(std::istream&amp; is)</text:p>
      <text:p text:style-name="P22">{</text:p>
      <text:p text:style-name="P22"><text:tab/>is &gt;&gt; *this;</text:p>
      <text:p text:style-name="P22">}</text:p>
      <text:p text:style-name="P22"/>
      <text:p text:style-name="P22">void Rectangle::print() const</text:p>
      <text:p text:style-name="P22">{</text:p>
      <text:p text:style-name="P22"><text:tab/>std::cout &lt;&lt; *this;</text:p>
      <text:p text:style-name="P22">}</text:p>
      <text:p text:style-name="P22"/>
      <text:p text:style-name="P22">double Rectangle::area() const</text:p>
      <text:p text:style-name="P22">{</text:p>
      <text:p text:style-name="P22"><text:tab/>return m_sideA * m_sideB;</text:p>
      <text:p text:style-name="P22">}</text:p>
      <text:p text:style-name="P22"/>
      <text:p text:style-name="P22">Rectangle&amp; Rectangle::operator = (const Rectangle&amp; other)</text:p>
      <text:p text:style-name="P22">{</text:p>
      <text:p text:style-name="P22"><text:tab/>if (&amp;other == this)</text:p>
      <text:p text:style-name="P22"><text:tab/><text:tab/>return *this;</text:p>
      <text:p text:style-name="P22"/>
      <text:p text:style-name="P22"><text:tab/>m_sideA = other.m_sideA;</text:p>
      <text:p text:style-name="P22"><text:tab/>m_sideB = other.m_sideB;</text:p>
      <text:p text:style-name="P22"/>
      <text:p text:style-name="P22"><text:tab/>return *this;</text:p>
      <text:p text:style-name="P22">}</text:p>
      <text:p text:style-name="P22"/>
      <text:p text:style-name="P22">bool Rectangle::operator == (const Rectangle&amp; other) const</text:p>
      <text:p text:style-name="P22">{</text:p>
      <text:p text:style-name="P22"><text:tab/>return m_sideA == other.m_sideA &amp;&amp; m_sideB == other.m_sideB;</text:p>
      <text:p text:style-name="P22">}</text:p>
      <text:p text:style-name="P22"/>
      <text:p text:style-name="P22">std::ostream&amp; operator &lt;&lt; (std::ostream&amp; os, const Rectangle&amp; rectangle)</text:p>
      <text:p text:style-name="P22"><text:soft-page-break/>{</text:p>
      <text:p text:style-name="P22"><text:tab/>os &lt;&lt; "================" &lt;&lt; std::endl;</text:p>
      <text:p text:style-name="P22"><text:tab/>os &lt;&lt; "Figure type: rectangle" &lt;&lt; std::endl;</text:p>
      <text:p text:style-name="P22"><text:tab/>os &lt;&lt; "Side A size: " &lt;&lt; rectangle.m_sideA &lt;&lt; std::endl;</text:p>
      <text:p text:style-name="P22"><text:tab/>os &lt;&lt; "Side B size: " &lt;&lt; rectangle.m_sideB &lt;&lt; std::endl;</text:p>
      <text:p text:style-name="P22"/>
      <text:p text:style-name="P22"><text:tab/>return os;</text:p>
      <text:p text:style-name="P22">}</text:p>
      <text:p text:style-name="P22"/>
      <text:p text:style-name="P22">std::istream&amp; operator &gt;&gt; (std::istream&amp; is, Rectangle&amp; rectangle)</text:p>
      <text:p text:style-name="P22">{</text:p>
      <text:p text:style-name="P22"><text:tab/>std::cout &lt;&lt; "================" &lt;&lt; std::endl;</text:p>
      <text:p text:style-name="P22"><text:tab/>std::cout &lt;&lt; "Enter side A: ";</text:p>
      <text:p text:style-name="P22"><text:tab/>is &gt;&gt; rectangle.m_sideA;</text:p>
      <text:p text:style-name="P22"><text:tab/>std::cout &lt;&lt; "Enter side B: ";</text:p>
      <text:p text:style-name="P22"><text:tab/>is &gt;&gt; rectangle.m_sideB;</text:p>
      <text:p text:style-name="P22"/>
      <text:p text:style-name="P22"><text:tab/>return is;</text:p>
      <text:p text:style-name="P22">}</text:p>
      <text:p text:style-name="P22"/>
      <text:p text:style-name="P22">iterator.h:</text:p>
      <text:p text:style-name="P22">#ifndef ITERATOR_H</text:p>
      <text:p text:style-name="P22">#define ITERATOR_H</text:p>
      <text:p text:style-name="P22"/>
      <text:p text:style-name="P22">template &lt;class N, class T&gt;</text:p>
      <text:p text:style-name="P22">class Iterator</text:p>
      <text:p text:style-name="P22">{</text:p>
      <text:p text:style-name="P22">public:</text:p>
      <text:p text:style-name="P22"><text:tab/>Iterator(const std::shared_ptr&lt;N&gt;&amp; item);</text:p>
      <text:p text:style-name="P22"/>
      <text:p text:style-name="P22"><text:tab/>std::shared_ptr&lt;T&gt; operator * ();</text:p>
      <text:p text:style-name="P22"><text:tab/>std::shared_ptr&lt;T&gt; operator -&gt; ();</text:p>
      <text:p text:style-name="P22"><text:tab/>Iterator operator ++ ();</text:p>
      <text:p text:style-name="P22"><text:tab/>Iterator operator ++ (int index);</text:p>
      <text:p text:style-name="P22"><text:tab/>bool operator == (const Iterator&amp; other) const;</text:p>
      <text:p text:style-name="P22"><text:tab/>bool operator != (const Iterator&amp; other) const;</text:p>
      <text:p text:style-name="P22"/>
      <text:p text:style-name="P22">private:</text:p>
      <text:p text:style-name="P22"><text:tab/>std::shared_ptr&lt;N&gt; m_item;</text:p>
      <text:p text:style-name="P22">};</text:p>
      <text:p text:style-name="P22"/>
      <text:p text:style-name="P22">#include "iterator_impl.cpp"</text:p>
      <text:p text:style-name="P22"/>
      <text:p text:style-name="P22">#end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solid #5b9bd5" fo:border-right="none" fo:border-top="0.74pt solid #5b9bd5" fo:border-bottom="none"/>
      <style:text-properties fo:text-transform="uppercase" fo:color="#1f4d78" fo:font-size="11pt" fo:letter-spacing="0.026cm" style:font-size-asian="11pt" style:font-size-complex="11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7:35:19.649227334</meta:creation-date>
    <dc:date>2017-01-29T18:42:34.389181648</dc:date>
    <meta:editing-duration>PT48M</meta:editing-duration>
    <meta:editing-cycles>13</meta:editing-cycles>
    <meta:generator>LibreOffice/5.1.4.2$Linux_X86_64 LibreOffice_project/10m0$Build-2</meta:generator>
    <meta:document-statistic meta:table-count="0" meta:image-count="0" meta:object-count="0" meta:page-count="12" meta:paragraph-count="536" meta:word-count="1513" meta:character-count="11426" meta:non-whitespace-character-count="9978"/>
  </office:meta>
</office:document-meta>
</file>